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1B7E1F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a5076" style:font-size-asian="8pt" style:font-size-complex="8pt"/>
    </style:style>
    <style:style style:name="P3" style:family="paragraph" style:parent-style-name="Header">
      <style:paragraph-properties>
        <style:tab-stops>
          <style:tab-stop style:position="2.408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P4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 fo:margin-top="0.3cm" fo:margin-bottom="0.4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15be70" officeooo:paragraph-rsid="0015be70"/>
    </style:style>
    <style:style style:name="P6" style:family="paragraph" style:parent-style-name="Header">
      <style:paragraph-properties fo:margin-top="0.3cm" fo:margin-bottom="0.4cm" loext:contextual-spacing="false" fo:break-before="pag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fdb5d" officeooo:paragraph-rsid="000fdb5d"/>
    </style:style>
    <style:style style:name="P7" style:family="paragraph" style:parent-style-name="Header">
      <style:paragraph-properties fo:margin-top="0.3cm" fo:margin-bottom="0.4cm" loext:contextual-spacing="false" fo:break-before="pag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d5bf2" officeooo:paragraph-rsid="000d5bf2"/>
    </style:style>
    <style:style style:name="P8" style:family="paragraph" style:parent-style-name="Header">
      <style:paragraph-properties fo:margin-top="0cm" fo:margin-bottom="0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fdb5d" officeooo:paragraph-rsid="000fdb5d"/>
    </style:style>
    <style:style style:name="P9" style:family="paragraph" style:parent-style-name="Header">
      <style:paragraph-properties fo:margin-top="0cm" fo:margin-bottom="0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d5bf2" officeooo:paragraph-rsid="000d5bf2"/>
    </style:style>
    <style:style style:name="P10" style:family="paragraph" style:parent-style-name="Header">
      <style:paragraph-properties fo:margin-top="0cm" fo:margin-bottom="0.199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2pt" fo:font-weight="bold" officeooo:rsid="000fdb5d" officeooo:paragraph-rsid="000fdb5d" style:font-size-asian="12pt" style:font-weight-asian="bold" style:font-size-complex="12pt" style:font-weight-complex="bold"/>
    </style:style>
    <style:style style:name="P11" style:family="paragraph" style:parent-style-name="Header">
      <style:paragraph-properties fo:margin-top="0cm" fo:margin-bottom="0.199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2pt" fo:font-weight="bold" officeooo:rsid="000d5bf2" officeooo:paragraph-rsid="000d5bf2" style:font-size-asian="12pt" style:font-weight-asian="bold" style:font-size-complex="12pt" style:font-weight-complex="bold"/>
    </style:style>
    <style:style style:name="P12" style:family="paragraph" style:parent-style-name="Header" style:master-page-name="Standard">
      <style:paragraph-properties fo:margin-top="0.3cm" fo:margin-bottom="0.4cm" loext:contextual-spacing="false" style:page-number="auto" fo:break-before="auto" fo:break-aft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8pt" fo:font-weight="bold" officeooo:rsid="000d5bf2" officeooo:paragraph-rsid="000d5bf2" style:font-size-asian="15.75pt" style:font-weight-asian="bold" style:font-size-complex="18pt" style:font-weight-complex="bold"/>
    </style:style>
    <style:style style:name="P13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officeooo:rsid="000d5bf2" officeooo:paragraph-rsid="000d5bf2" style:font-size-asian="14pt" style:font-size-complex="14pt"/>
    </style:style>
    <style:style style:name="P14" style:family="paragraph" style:parent-style-name="Header">
      <style:paragraph-properties fo:margin-top="0.3cm" fo:margin-bottom="0.4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6pt" fo:font-weight="bold" officeooo:rsid="000d5bf2" officeooo:paragraph-rsid="000d5bf2" style:font-size-asian="14pt" style:font-weight-asian="bold" style:font-size-complex="16pt" style:font-weight-complex="bold"/>
    </style:style>
    <style:style style:name="P15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20pt" fo:font-weight="bold" officeooo:rsid="000d5bf2" officeooo:paragraph-rsid="000d5bf2" style:font-size-asian="20pt" style:font-weight-asian="bold" style:font-size-complex="20pt" style:font-weight-complex="bold"/>
    </style:style>
    <style:style style:name="P16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8pt" fo:font-weight="bold" officeooo:rsid="0018e0d2" officeooo:paragraph-rsid="0018e0d2" style:font-size-asian="15.75pt" style:font-weight-asian="bold" style:font-size-complex="18pt" style:font-weight-complex="bold"/>
    </style:style>
    <style:style style:name="P17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d5bf2" officeooo:paragraph-rsid="000d5bf2"/>
    </style:style>
    <style:style style:name="P18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15be70" officeooo:paragraph-rsid="0015be70"/>
    </style:style>
    <style:style style:name="T1" style:family="text">
      <style:text-properties fo:font-size="13pt" officeooo:rsid="000475f5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4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5">Lehrveranstaltungsinformation</text:p>
      <text:p text:style-name="P15"/>
      <text:p text:style-name="P16">Studiengang</text:p>
      <text:p text:style-name="P17">##<text:span text:style-name="T2">Studiengang</text:span></text:p>
      <text:p text:style-name="P13"/>
      <text:p text:style-name="P18">##Studiensemester</text:p>
      <text:p text:style-name="P5"/>
      <text:p text:style-name="P7"><text:span text:style-name="T3">## </text:span><text:span text:style-name="T4">Lehrveranstaltung_Name</text:span></text:p>
      <text:p text:style-name="P14"/>
      <text:p text:style-name="P10">Sprache</text:p>
      <text:p text:style-name="P8">##Sprache</text:p>
      <text:p text:style-name="P8"/>
      <text:p text:style-name="P11">Lehrziele</text:p>
      <text:p text:style-name="P9">##LEHRZIELE</text:p>
      <text:p text:style-name="P9"/>
      <text:p text:style-name="P11">Lehrinhalte</text:p>
      <text:p text:style-name="P9">##LEHRINHALTE</text:p>
      <text:p text:style-name="P9"/>
      <text:p text:style-name="P11">Methodik</text:p>
      <text:p text:style-name="P9">##METHODIK</text:p>
      <text:p text:style-name="P9"/>
      <text:p text:style-name="P11">Literatur</text:p>
      <text:p text:style-name="P9">##LITERATUR</text:p>
      <text:p text:style-name="P9"/>
      <text:p text:style-name="P10">Voraussetzungen</text:p>
      <text:p text:style-name="P8">##Voraussetzunge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a5076" style:font-size-asian="8pt" style:font-size-complex="8pt"/>
    </style:style>
    <style:style style:name="MP3" style:family="paragraph" style:parent-style-name="Header">
      <style:paragraph-properties>
        <style:tab-stops>
          <style:tab-stop style:position="2.408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font-size="13pt" officeooo:rsid="000475f5" style:font-size-asian="13pt" style:font-size-complex="13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-0.15cm" svg:y="-0.025cm" svg:width="2.482cm" svg:height="2.482cm" draw:z-index="2"><draw:image xlink:href="Pictures/1000000000000064000000641B7E1FDB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2"/>
        <text:p text:style-name="MP3"><text:tab/><text:span text:style-name="MT1">KATHOLISCH – THEOLOGISCHE PRIVATUNIVERSITÄT LINZ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30</meta:editing-cycles>
    <meta:print-date>2014-09-05T10:49:26.166000000</meta:print-date>
    <meta:creation-date>2014-02-13T15:42:00</meta:creation-date>
    <dc:date>2014-10-09T11:39:30.640000000</dc:date>
    <meta:editing-duration>PT1H7M53S</meta:editing-duration>
    <meta:generator>LibreOffice/4.3.1.2$Windows_x86 LibreOffice_project/958349dc3b25111dbca392fbc281a05559ef6848</meta:generator>
    <meta:document-statistic meta:table-count="0" meta:image-count="1" meta:object-count="0" meta:page-count="3" meta:paragraph-count="18" meta:word-count="22" meta:character-count="274" meta:non-whitespace-character-count="268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